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906cm" svg:height="8.384cm" svg:x="-0.006cm" svg:y="1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03T18:01:27.279897938</dc:date>
    <meta:editing-duration>PT4M33S</meta:editing-duration>
    <meta:editing-cycles>17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07cm" svg:height="8.385cm" xlink:href="." xlink:type="simple" chart:class="chart:scatter" chart:style-name="ch1">
        <chart:plot-area chart:style-name="ch2" chart:data-source-has-labels="both" svg:x="0.298cm" svg:y="0.167cm" svg:width="14.311cm" svg:height="8.051cm">
          <chartooo:coordinate-region svg:x="0.84cm" svg:y="0.366cm" svg:width="13.675cm" svg:height="7.653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